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72e0" officeooo:paragraph-rsid="001e72e0" style:font-weight-asian="bold" style:font-weight-complex="bold"/>
    </style:style>
    <style:style style:name="P2" style:family="paragraph" style:parent-style-name="Standard">
      <style:text-properties fo:font-weight="bold" officeooo:rsid="001f8ab0" officeooo:paragraph-rsid="001f8ab0" style:font-weight-asian="bold" style:font-weight-complex="bold"/>
    </style:style>
    <style:style style:name="P3" style:family="paragraph" style:parent-style-name="Standard">
      <style:text-properties fo:font-weight="normal" officeooo:rsid="001e72e0" officeooo:paragraph-rsid="001e72e0" style:font-weight-asian="normal" style:font-weight-complex="normal"/>
    </style:style>
    <style:style style:name="P4" style:family="paragraph" style:parent-style-name="Standard">
      <style:text-properties fo:font-weight="normal" officeooo:rsid="001f8ab0" officeooo:paragraph-rsid="001f8ab0" style:font-weight-asian="normal" style:font-weight-complex="normal"/>
    </style:style>
    <style:style style:name="P5" style:family="paragraph" style:parent-style-name="Standard">
      <style:text-properties fo:font-weight="normal" officeooo:rsid="0022dd46" officeooo:paragraph-rsid="0022dd46" style:font-weight-asian="normal" style:font-weight-complex="normal"/>
    </style:style>
    <style:style style:name="P6" style:family="paragraph" style:parent-style-name="Standard">
      <style:text-properties fo:font-weight="normal" officeooo:rsid="00236056" officeooo:paragraph-rsid="00236056" style:font-weight-asian="normal" style:font-weight-complex="normal"/>
    </style:style>
    <style:style style:name="P7" style:family="paragraph" style:parent-style-name="Standard">
      <style:text-properties fo:font-weight="normal" officeooo:rsid="0023b112" officeooo:paragraph-rsid="0023b112" style:font-weight-asian="normal" style:font-weight-complex="normal"/>
    </style:style>
    <style:style style:name="P8" style:family="paragraph" style:parent-style-name="Standard">
      <style:text-properties fo:font-weight="normal" officeooo:rsid="0023b112" officeooo:paragraph-rsid="0025292e" style:font-weight-asian="normal" style:font-weight-complex="normal"/>
    </style:style>
    <style:style style:name="P9" style:family="paragraph" style:parent-style-name="Standard">
      <style:text-properties fo:font-weight="normal" officeooo:rsid="0025292e" officeooo:paragraph-rsid="0023b112" style:font-weight-asian="normal" style:font-weight-complex="normal"/>
    </style:style>
    <style:style style:name="P10" style:family="paragraph" style:parent-style-name="Standard">
      <style:text-properties fo:font-weight="normal" officeooo:rsid="0025292e" officeooo:paragraph-rsid="0025292e" style:font-weight-asian="normal" style:font-weight-complex="normal"/>
    </style:style>
    <style:style style:name="P11" style:family="paragraph" style:parent-style-name="Standard">
      <style:text-properties fo:font-weight="normal" officeooo:rsid="00290cab" officeooo:paragraph-rsid="00290cab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f8ab0" officeooo:paragraph-rsid="001f8ab0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f8ab0" officeooo:paragraph-rsid="001f8ab0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25292e" officeooo:paragraph-rsid="0025292e" style:font-weight-asian="normal" style:font-weight-complex="normal"/>
    </style:style>
    <style:style style:name="P15" style:family="paragraph" style:parent-style-name="Standard">
      <style:text-properties fo:font-weight="normal" officeooo:rsid="0023b112" officeooo:paragraph-rsid="0023b112" style:font-weight-asian="normal" style:font-weight-complex="normal"/>
    </style:style>
    <style:style style:name="P16" style:family="paragraph" style:parent-style-name="Standard">
      <style:text-properties fo:font-weight="bold" officeooo:rsid="001e72e0" officeooo:paragraph-rsid="001e72e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a6c67" officeooo:paragraph-rsid="002a6c67" style:font-weight-asian="bold" style:font-weight-complex="bold"/>
    </style:style>
    <style:style style:name="P18" style:family="paragraph" style:parent-style-name="Standard">
      <style:text-properties fo:font-weight="bold" officeooo:rsid="0022dd46" officeooo:paragraph-rsid="0022dd4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2a6c67" officeooo:paragraph-rsid="002a6c67" style:font-size-asian="16pt" style:font-weight-asian="bold" style:font-size-complex="16pt" style:font-weight-complex="bold"/>
    </style:style>
    <style:style style:name="T1" style:family="text">
      <style:text-properties officeooo:rsid="001f8ab0"/>
    </style:style>
    <style:style style:name="T2" style:family="text">
      <style:text-properties officeooo:rsid="0021543e"/>
    </style:style>
    <style:style style:name="T3" style:family="text">
      <style:text-properties officeooo:rsid="00229a1d"/>
    </style:style>
    <style:style style:name="T4" style:family="text">
      <style:text-properties officeooo:rsid="0023b112"/>
    </style:style>
    <style:style style:name="T5" style:family="text">
      <style:text-properties officeooo:rsid="00251263"/>
    </style:style>
    <style:style style:name="T6" style:family="text">
      <style:text-properties officeooo:rsid="0025292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bb8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yms</text:p>
      <text:p text:style-name="P17">a small Symbolic Parser</text:p>
      <text:p text:style-name="P17">Pop Dan Ionut, 30434</text:p>
      <text:p text:style-name="P1"/>
      <text:p text:style-name="P1">Purpose</text:p>
      <text:p text:style-name="P3">The purpose of the project is to implement a symbolic expression parser using yacc and lex(naturally the host language is C).</text:p>
      <text:p text:style-name="P4">A general name for such programs would be “Computer Algebra System”(CAS).</text:p>
      <text:p text:style-name="P3">In general such parsers provide functionality such as: perform possible computations, reduce <text:span text:style-name="T1">an</text:span> expresion to some standard form, symbolic operations(derivation, integration) <text:span text:style-name="T1">or</text:span> translation to a language suited for graphical representations (such as LaTex).</text:p>
      <text:p text:style-name="P3"/>
      <text:p text:style-name="P2">Description</text:p>
      <text:p text:style-name="P4">The provided implementation handles a subset of the previous enumeration.</text:p>
      <text:p text:style-name="P4">It can:</text:p>
      <text:list xml:id="list8001919285352373248" text:style-name="L1">
        <text:list-item>
          <text:p text:style-name="P12">Handle addition and multiplication, reducing identity operations (+0, *1)</text:p>
        </text:list-item>
        <text:list-item>
          <text:p text:style-name="P12">Group terms wihich differ only by a known(integer) factor</text:p>
        </text:list-item>
        <text:list-item>
          <text:p text:style-name="P12">Express products of sums as sums of products(this is the “standard form” assumed by the parser)</text:p>
        </text:list-item>
        <text:list-item>
          <text:p text:style-name="P12">Perform symbolic derivation with respect to a given symbol of multinomial expressions</text:p>
        </text:list-item>
        <text:list-item>
          <text:p text:style-name="P12">The derivation operation also identifies functions and marks their derivative as f’</text:p>
        </text:list-item>
        <text:list-item>
          <text:p text:style-name="P12">Assign expressions to symbols and treat a symbol either as an associated expression or as a bare symbol</text:p>
        </text:list-item>
        <text:list-item>
          <text:p text:style-name="P12">Recover from errors(inform user about error and discard erroneous input)</text:p>
        </text:list-item>
      </text:list>
      <text:p text:style-name="P4">Some urging limitations(these are points of further development*)</text:p>
      <text:list xml:id="list822053594310139384" text:style-name="L2">
        <text:list-item>
          <text:p text:style-name="P13">It does not handle real numbers</text:p>
        </text:list-item>
        <text:list-item>
          <text:p text:style-name="P13">It does not handle essential operations such as ‘-’, ‘/’ or power raising</text:p>
        </text:list-item>
        <text:list-item>
          <text:p text:style-name="P13">Symbols can not be expanded <text:span text:style-name="T2">into</text:span> expressions under the derivation operator</text:p>
        </text:list-item>
      </text:list>
      <text:p text:style-name="P4">*<text:span text:style-name="T3">Further development is not probable</text:span></text:p>
      <text:p text:style-name="P18"/>
      <text:p text:style-name="P18">Implementation</text:p>
      <text:p text:style-name="P5">The grammar of the parser is as follows(using the same convention as yacc-nonteminals lowercase, terminals upper case):</text:p>
      <text:p text:style-name="P6"/>
      <text:p text:style-name="P6">start:<text:tab/>expr | UNKN ‘=’ exp | ;/*empty expression is also ok*/</text:p>
      <text:p text:style-name="P6"/>
      <text:p text:style-name="P6">expr: <text:s text:c="3"/>term | expr ‘+’ expr | expr ‘*’ expr | ‘(‘ expr ‘)’</text:p>
      <text:p text:style-name="P6"><text:tab/>| ‘D’ ‘[‘ UNKN ‘,’ der ‘]’ /*there is a dirty trick in the implementation here –<text:span text:style-name="T6">see below</text:span>*/</text:p>
      <text:p text:style-name="P6"/>
      <text:p text:style-name="P6">term: UNKN | NUM | UNKN ‘(‘ UNKN ‘)’ <text:span text:style-name="T4">| ‘!’ UNKN /*this last one is for expanding the symbol*/</text:span></text:p>
      <text:p text:style-name="P8"/>
      <text:p text:style-name="P8"><text:soft-page-break/>der: der ‘+’ der | der ‘*’ der | ‘(‘ der ‘)’ | UNKN ‘(‘ der ’)’ | UNKN | NUM | ‘!’ <text:span text:style-name="T5">UNKN</text:span></text:p>
      <text:p text:style-name="P8">/*<text:span text:style-name="T5">the last rule will only warn the user that the symbol is not expanded*/</text:span></text:p>
      <text:p text:style-name="P10">(end of gramar)</text:p>
      <text:p text:style-name="P7"/>
      <text:p text:style-name="P7"><text:span text:style-name="T6">It is important to </text:span>point out that we can see the parser as having two quite distinct gramars: one for algebraic manipulation and one for differentiation.</text:p>
      <text:p text:style-name="P7"/>
      <text:p text:style-name="P10">The value of <text:span text:style-name="T7">der</text:span> non-terminals will be a pair of strings representing the derived expression and the initial expression(which is needed for implementation purposes)</text:p>
      <text:p text:style-name="P10">The “dirty trick” mentioned above is that after a derivation rule is recognized, having the string representing the derivative, the algebraic part of the parser enters in <text:span text:style-name="T8">action</text:span>. </text:p>
      <text:p text:style-name="P10">This is done by:</text:p>
      <text:list xml:id="list3362652947488301972" text:style-name="L3">
        <text:list-item>
          <text:p text:style-name="P14">Pointing the input of the lexer to an in-memory file containing the derivatives text</text:p>
        </text:list-item>
        <text:list-item>
          <text:p text:style-name="P14">The actual rule for the expression(which ends with ‘]’ in the gramar in this doc) actually continues with another <text:span text:style-name="T7">expr</text:span> non-terminal.</text:p>
        </text:list-item>
      </text:list>
      <text:p text:style-name="P11"/>
      <text:p text:style-name="P11">The 4 shift/reduce conflicts have been studied and, to my best knowledge, the default behaviour is allright.</text:p>
      <text:p text:style-name="P9"/>
      <text:p text:style-name="P10"/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5:26:59.867109889</meta:creation-date>
    <dc:date>2016-05-24T11:20:04.859633896</dc:date>
    <meta:editing-duration>PT42M16S</meta:editing-duration>
    <meta:editing-cycles>10</meta:editing-cycles>
    <meta:generator>LibreOffice/5.1.2.2.0$Linux_x86 LibreOffice_project/10m0$Build-2</meta:generator>
    <meta:document-statistic meta:table-count="0" meta:image-count="0" meta:object-count="0" meta:page-count="2" meta:paragraph-count="38" meta:word-count="486" meta:character-count="2910" meta:non-whitespace-character-count="2469"/>
  </office:meta>
</office:document-meta>
</file>